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[.A2]+[.$C$1]" office:value-type="float" office:value="35" calcext:value-type="float">
            <text:p>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]/[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3]+[.$C$1]" office:value-type="float" office:value="39" calcext:value-type="float">
            <text:p>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]/[.D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A4]+[.$C$1]" office:value-type="float" office:value="43" calcext:value-type="float">
            <text:p>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]/[.D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formula="of:=[.A5]+[.$C$1]" office:value-type="float" office:value="47" calcext:value-type="float">
            <text:p>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]/[.D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formula="of:=[.A6]+[.$C$1]" office:value-type="float" office:value="51" calcext:value-type="float">
            <text:p>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]/[.D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formula="of:=[.A7]+[.$C$1]" office:value-type="float" office:value="55" calcext:value-type="float">
            <text:p>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]/[.D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formula="of:=[.A8]+[.$C$1]" office:value-type="float" office:value="59" calcext:value-type="float">
            <text:p>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]/[.D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formula="of:=[.A9]+[.$C$1]" office:value-type="float" office:value="63" calcext:value-type="float">
            <text:p>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]/[.D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formula="of:=[.A10]+[.$C$1]" office:value-type="float" office:value="67" calcext:value-type="float">
            <text:p>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]/[.D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formula="of:=[.A11]+[.$C$1]" office:value-type="float" office:value="71" calcext:value-type="float">
            <text:p>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]/[.D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formula="of:=[.A12]+[.$C$1]" office:value-type="float" office:value="75" calcext:value-type="float">
            <text:p>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]/[.D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formula="of:=[.A13]+[.$C$1]" office:value-type="float" office:value="79" calcext:value-type="float">
            <text:p>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]/[.D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formula="of:=[.A14]+[.$C$1]" office:value-type="float" office:value="83" calcext:value-type="float">
            <text:p>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]/[.D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formula="of:=[.A15]+[.$C$1]" office:value-type="float" office:value="87" calcext:value-type="float">
            <text:p>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]/[.D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formula="of:=[.A16]+[.$C$1]" office:value-type="float" office:value="91" calcext:value-type="float">
            <text:p>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]/[.D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[.A17]+[.$C$1]" office:value-type="float" office:value="95" calcext:value-type="float">
            <text:p>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]/[.D1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formula="of:=[.A18]+[.$C$1]" office:value-type="float" office:value="99" calcext:value-type="float">
            <text:p>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]/[.D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formula="of:=[.A19]+[.$C$1]" office:value-type="float" office:value="103" calcext:value-type="float">
            <text:p>1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]/[.D1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formula="of:=[.A20]+[.$C$1]" office:value-type="float" office:value="107" calcext:value-type="float">
            <text:p>1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]/[.D2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formula="of:=[.A21]+[.$C$1]" office:value-type="float" office:value="111" calcext:value-type="float">
            <text:p>1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]/[.D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formula="of:=[.A22]+[.$C$1]" office:value-type="float" office:value="115" calcext:value-type="float">
            <text:p>1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]/[.D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formula="of:=[.A23]+[.$C$1]" office:value-type="float" office:value="119" calcext:value-type="float">
            <text:p>1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]/[.D2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formula="of:=[.A24]+[.$C$1]" office:value-type="float" office:value="123" calcext:value-type="float">
            <text:p>1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]/[.D2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formula="of:=[.A25]+[.$C$1]" office:value-type="float" office:value="127" calcext:value-type="float">
            <text:p>1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]/[.D2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formula="of:=[.A26]+[.$C$1]" office:value-type="float" office:value="131" calcext:value-type="float">
            <text:p>1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]/[.D2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A27]+[.$C$1]" office:value-type="float" office:value="135" calcext:value-type="float">
            <text:p>1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]/[.D2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formula="of:=[.A28]+[.$C$1]" office:value-type="float" office:value="139" calcext:value-type="float">
            <text:p>1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]/[.D2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formula="of:=[.A29]+[.$C$1]" office:value-type="float" office:value="143" calcext:value-type="float">
            <text:p>1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]/[.D2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formula="of:=[.A30]+[.$C$1]" office:value-type="float" office:value="147" calcext:value-type="float">
            <text:p>1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]/[.D3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formula="of:=[.A31]+[.$C$1]" office:value-type="float" office:value="151" calcext:value-type="float">
            <text:p>1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]/[.D3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formula="of:=[.A32]+[.$C$1]" office:value-type="float" office:value="155" calcext:value-type="float">
            <text:p>1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]/[.D3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formula="of:=[.A33]+[.$C$1]" office:value-type="float" office:value="159" calcext:value-type="float">
            <text:p>1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]/[.D3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formula="of:=[.A34]+[.$C$1]" office:value-type="float" office:value="163" calcext:value-type="float">
            <text:p>1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]/[.D3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formula="of:=[.A35]+[.$C$1]" office:value-type="float" office:value="167" calcext:value-type="float">
            <text:p>1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]/[.D3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formula="of:=[.A36]+[.$C$1]" office:value-type="float" office:value="171" calcext:value-type="float">
            <text:p>1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]/[.D3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formula="of:=[.A37]+[.$C$1]" office:value-type="float" office:value="175" calcext:value-type="float">
            <text:p>1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]/[.D3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formula="of:=[.A38]+[.$C$1]" office:value-type="float" office:value="179" calcext:value-type="float">
            <text:p>1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]/[.D3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formula="of:=[.A39]+[.$C$1]" office:value-type="float" office:value="183" calcext:value-type="float">
            <text:p>1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]/[.D3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formula="of:=[.A40]+[.$C$1]" office:value-type="float" office:value="187" calcext:value-type="float">
            <text:p>1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]/[.D4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formula="of:=[.A41]+[.$C$1]" office:value-type="float" office:value="191" calcext:value-type="float">
            <text:p>1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]/[.D4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formula="of:=[.A42]+[.$C$1]" office:value-type="float" office:value="195" calcext:value-type="float">
            <text:p>1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]/[.D4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formula="of:=[.A43]+[.$C$1]" office:value-type="float" office:value="199" calcext:value-type="float">
            <text:p>1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]/[.D4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formula="of:=[.A44]+[.$C$1]" office:value-type="float" office:value="203" calcext:value-type="float">
            <text:p>2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]/[.D44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formula="of:=[.A45]+[.$C$1]" office:value-type="float" office:value="207" calcext:value-type="float">
            <text:p>2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]/[.D45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formula="of:=[.A46]+[.$C$1]" office:value-type="float" office:value="211" calcext:value-type="float">
            <text:p>2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]/[.D46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formula="of:=[.A47]+[.$C$1]" office:value-type="float" office:value="215" calcext:value-type="float">
            <text:p>2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]/[.D4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formula="of:=[.A48]+[.$C$1]" office:value-type="float" office:value="219" calcext:value-type="float">
            <text:p>2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]/[.D4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formula="of:=[.A49]+[.$C$1]" office:value-type="float" office:value="223" calcext:value-type="float">
            <text:p>2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]/[.D49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formula="of:=[.A50]+[.$C$1]" office:value-type="float" office:value="227" calcext:value-type="float">
            <text:p>2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]/[.D50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formula="of:=[.A51]+[.$C$1]" office:value-type="float" office:value="231" calcext:value-type="float">
            <text:p>2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1]/[.D51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formula="of:=[.A52]+[.$C$1]" office:value-type="float" office:value="235" calcext:value-type="float">
            <text:p>2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2]/[.D52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formula="of:=[.A53]+[.$C$1]" office:value-type="float" office:value="239" calcext:value-type="float">
            <text:p>2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3]/[.D5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formula="of:=[.A54]+[.$C$1]" office:value-type="float" office:value="243" calcext:value-type="float">
            <text:p>2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4]/[.D5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formula="of:=[.A55]+[.$C$1]" office:value-type="float" office:value="247" calcext:value-type="float">
            <text:p>2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5]/[.D5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formula="of:=[.A56]+[.$C$1]" office:value-type="float" office:value="251" calcext:value-type="float">
            <text:p>2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6]/[.D5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formula="of:=[.A57]+[.$C$1]" office:value-type="float" office:value="255" calcext:value-type="float">
            <text:p>2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7]/[.D5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formula="of:=[.A58]+[.$C$1]" office:value-type="float" office:value="259" calcext:value-type="float">
            <text:p>2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8]/[.D5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formula="of:=[.A59]+[.$C$1]" office:value-type="float" office:value="263" calcext:value-type="float">
            <text:p>2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9]/[.D5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formula="of:=[.A60]+[.$C$1]" office:value-type="float" office:value="267" calcext:value-type="float">
            <text:p>2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0]/[.D6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formula="of:=[.A61]+[.$C$1]" office:value-type="float" office:value="271" calcext:value-type="float">
            <text:p>2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1]/[.D6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formula="of:=[.A62]+[.$C$1]" office:value-type="float" office:value="275" calcext:value-type="float">
            <text:p>2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2]/[.D6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formula="of:=[.A63]+[.$C$1]" office:value-type="float" office:value="279" calcext:value-type="float">
            <text:p>2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3]/[.D6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formula="of:=[.A64]+[.$C$1]" office:value-type="float" office:value="283" calcext:value-type="float">
            <text:p>2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4]/[.D6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formula="of:=[.A65]+[.$C$1]" office:value-type="float" office:value="287" calcext:value-type="float">
            <text:p>2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5]/[.D6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formula="of:=[.A66]+[.$C$1]" office:value-type="float" office:value="291" calcext:value-type="float">
            <text:p>2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6]/[.D6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formula="of:=[.A67]+[.$C$1]" office:value-type="float" office:value="295" calcext:value-type="float">
            <text:p>2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7]/[.D67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formula="of:=[.A68]+[.$C$1]" office:value-type="float" office:value="299" calcext:value-type="float">
            <text:p>2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8]/[.D68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formula="of:=[.A69]+[.$C$1]" office:value-type="float" office:value="303" calcext:value-type="float">
            <text:p>3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69]/[.D69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formula="of:=[.A70]+[.$C$1]" office:value-type="float" office:value="307" calcext:value-type="float">
            <text:p>3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0]/[.D70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formula="of:=[.A71]+[.$C$1]" office:value-type="float" office:value="311" calcext:value-type="float">
            <text:p>3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1]/[.D71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formula="of:=[.A72]+[.$C$1]" office:value-type="float" office:value="315" calcext:value-type="float">
            <text:p>3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2]/[.D72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formula="of:=[.A73]+[.$C$1]" office:value-type="float" office:value="319" calcext:value-type="float">
            <text:p>3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3]/[.D7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formula="of:=[.A74]+[.$C$1]" office:value-type="float" office:value="323" calcext:value-type="float">
            <text:p>3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4]/[.D7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formula="of:=[.A75]+[.$C$1]" office:value-type="float" office:value="327" calcext:value-type="float">
            <text:p>3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5]/[.D7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formula="of:=[.A76]+[.$C$1]" office:value-type="float" office:value="331" calcext:value-type="float">
            <text:p>3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6]/[.D7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formula="of:=[.A77]+[.$C$1]" office:value-type="float" office:value="335" calcext:value-type="float">
            <text:p>3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7]/[.D7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formula="of:=[.A78]+[.$C$1]" office:value-type="float" office:value="339" calcext:value-type="float">
            <text:p>3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8]/[.D7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formula="of:=[.A79]+[.$C$1]" office:value-type="float" office:value="343" calcext:value-type="float">
            <text:p>3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79]/[.D7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formula="of:=[.A80]+[.$C$1]" office:value-type="float" office:value="347" calcext:value-type="float">
            <text:p>3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0]/[.D8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formula="of:=[.A81]+[.$C$1]" office:value-type="float" office:value="351" calcext:value-type="float">
            <text:p>3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1]/[.D8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formula="of:=[.A82]+[.$C$1]" office:value-type="float" office:value="355" calcext:value-type="float">
            <text:p>3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2]/[.D8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formula="of:=[.A83]+[.$C$1]" office:value-type="float" office:value="359" calcext:value-type="float">
            <text:p>3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3]/[.D8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formula="of:=[.A84]+[.$C$1]" office:value-type="float" office:value="363" calcext:value-type="float">
            <text:p>3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4]/[.D8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formula="of:=[.A85]+[.$C$1]" office:value-type="float" office:value="367" calcext:value-type="float">
            <text:p>3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5]/[.D85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formula="of:=[.A86]+[.$C$1]" office:value-type="float" office:value="371" calcext:value-type="float">
            <text:p>3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6]/[.D8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formula="of:=[.A87]+[.$C$1]" office:value-type="float" office:value="375" calcext:value-type="float">
            <text:p>3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7]/[.D87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formula="of:=[.A88]+[.$C$1]" office:value-type="float" office:value="379" calcext:value-type="float">
            <text:p>3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8]/[.D8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formula="of:=[.A89]+[.$C$1]" office:value-type="float" office:value="383" calcext:value-type="float">
            <text:p>3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89]/[.D89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formula="of:=[.A90]+[.$C$1]" office:value-type="float" office:value="387" calcext:value-type="float">
            <text:p>3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0]/[.D90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formula="of:=[.A91]+[.$C$1]" office:value-type="float" office:value="391" calcext:value-type="float">
            <text:p>3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1]/[.D91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formula="of:=[.A92]+[.$C$1]" office:value-type="float" office:value="395" calcext:value-type="float">
            <text:p>3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2]/[.D9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formula="of:=[.A93]+[.$C$1]" office:value-type="float" office:value="399" calcext:value-type="float">
            <text:p>3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3]/[.D9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formula="of:=[.A94]+[.$C$1]" office:value-type="float" office:value="403" calcext:value-type="float">
            <text:p>4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4]/[.D9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formula="of:=[.A95]+[.$C$1]" office:value-type="float" office:value="407" calcext:value-type="float">
            <text:p>4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5]/[.D9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formula="of:=[.A96]+[.$C$1]" office:value-type="float" office:value="411" calcext:value-type="float">
            <text:p>4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6]/[.D9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formula="of:=[.A97]+[.$C$1]" office:value-type="float" office:value="415" calcext:value-type="float">
            <text:p>4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7]/[.D9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formula="of:=[.A98]+[.$C$1]" office:value-type="float" office:value="419" calcext:value-type="float">
            <text:p>4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8]/[.D9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formula="of:=[.A99]+[.$C$1]" office:value-type="float" office:value="423" calcext:value-type="float">
            <text:p>4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99]/[.D9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formula="of:=[.A100]+[.$C$1]" office:value-type="float" office:value="427" calcext:value-type="float">
            <text:p>4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0]/[.D10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formula="of:=[.A101]+[.$C$1]" office:value-type="float" office:value="431" calcext:value-type="float">
            <text:p>4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1]/[.D10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formula="of:=[.A102]+[.$C$1]" office:value-type="float" office:value="435" calcext:value-type="float">
            <text:p>4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2]/[.D10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formula="of:=[.A103]+[.$C$1]" office:value-type="float" office:value="439" calcext:value-type="float">
            <text:p>4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3]/[.D10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formula="of:=[.A104]+[.$C$1]" office:value-type="float" office:value="443" calcext:value-type="float">
            <text:p>4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4]/[.D10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formula="of:=[.A105]+[.$C$1]" office:value-type="float" office:value="447" calcext:value-type="float">
            <text:p>4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5]/[.D10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formula="of:=[.A106]+[.$C$1]" office:value-type="float" office:value="451" calcext:value-type="float">
            <text:p>4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6]/[.D10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formula="of:=[.A107]+[.$C$1]" office:value-type="float" office:value="455" calcext:value-type="float">
            <text:p>4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7]/[.D10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formula="of:=[.A108]+[.$C$1]" office:value-type="float" office:value="459" calcext:value-type="float">
            <text:p>4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8]/[.D10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formula="of:=[.A109]+[.$C$1]" office:value-type="float" office:value="463" calcext:value-type="float">
            <text:p>4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09]/[.D109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formula="of:=[.A110]+[.$C$1]" office:value-type="float" office:value="467" calcext:value-type="float">
            <text:p>4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0]/[.D11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formula="of:=[.A111]+[.$C$1]" office:value-type="float" office:value="471" calcext:value-type="float">
            <text:p>4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1]/[.D11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formula="of:=[.A112]+[.$C$1]" office:value-type="float" office:value="475" calcext:value-type="float">
            <text:p>4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2]/[.D11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formula="of:=[.A113]+[.$C$1]" office:value-type="float" office:value="479" calcext:value-type="float">
            <text:p>4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3]/[.D11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formula="of:=[.A114]+[.$C$1]" office:value-type="float" office:value="483" calcext:value-type="float">
            <text:p>4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4]/[.D11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formula="of:=[.A115]+[.$C$1]" office:value-type="float" office:value="487" calcext:value-type="float">
            <text:p>4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5]/[.D11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formula="of:=[.A116]+[.$C$1]" office:value-type="float" office:value="491" calcext:value-type="float">
            <text:p>4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6]/[.D11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formula="of:=[.A117]+[.$C$1]" office:value-type="float" office:value="495" calcext:value-type="float">
            <text:p>4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7]/[.D11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formula="of:=[.A118]+[.$C$1]" office:value-type="float" office:value="499" calcext:value-type="float">
            <text:p>4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8]/[.D11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formula="of:=[.A119]+[.$C$1]" office:value-type="float" office:value="503" calcext:value-type="float">
            <text:p>5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19]/[.D11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formula="of:=[.A120]+[.$C$1]" office:value-type="float" office:value="507" calcext:value-type="float">
            <text:p>5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0]/[.D12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formula="of:=[.A121]+[.$C$1]" office:value-type="float" office:value="511" calcext:value-type="float">
            <text:p>5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1]/[.D12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formula="of:=[.A122]+[.$C$1]" office:value-type="float" office:value="515" calcext:value-type="float">
            <text:p>5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2]/[.D12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formula="of:=[.A123]+[.$C$1]" office:value-type="float" office:value="519" calcext:value-type="float">
            <text:p>5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3]/[.D123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formula="of:=[.A124]+[.$C$1]" office:value-type="float" office:value="523" calcext:value-type="float">
            <text:p>5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4]/[.D12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formula="of:=[.A125]+[.$C$1]" office:value-type="float" office:value="527" calcext:value-type="float">
            <text:p>5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5]/[.D125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formula="of:=[.A126]+[.$C$1]" office:value-type="float" office:value="531" calcext:value-type="float">
            <text:p>5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6]/[.D126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formula="of:=[.A127]+[.$C$1]" office:value-type="float" office:value="535" calcext:value-type="float">
            <text:p>5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7]/[.D127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table:formula="of:=[.A128]+[.$C$1]" office:value-type="float" office:value="539" calcext:value-type="float">
            <text:p>5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8]/[.D12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table:formula="of:=[.A129]+[.$C$1]" office:value-type="float" office:value="543" calcext:value-type="float">
            <text:p>5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29]/[.D129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table:formula="of:=[.A130]+[.$C$1]" office:value-type="float" office:value="547" calcext:value-type="float">
            <text:p>5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0]/[.D130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table:formula="of:=[.A131]+[.$C$1]" office:value-type="float" office:value="551" calcext:value-type="float">
            <text:p>5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1]/[.D131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table:formula="of:=[.A132]+[.$C$1]" office:value-type="float" office:value="555" calcext:value-type="float">
            <text:p>5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2]/[.D13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/>
          <table:table-cell table:formula="of:=[.A133]+[.$C$1]" office:value-type="float" office:value="559" calcext:value-type="float">
            <text:p>5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3]/[.D13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/>
          <table:table-cell table:formula="of:=[.A134]+[.$C$1]" office:value-type="float" office:value="563" calcext:value-type="float">
            <text:p>5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4]/[.D13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table:formula="of:=[.A135]+[.$C$1]" office:value-type="float" office:value="567" calcext:value-type="float">
            <text:p>5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5]/[.D13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table:formula="of:=[.A136]+[.$C$1]" office:value-type="float" office:value="571" calcext:value-type="float">
            <text:p>5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6]/[.D13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table:formula="of:=[.A137]+[.$C$1]" office:value-type="float" office:value="575" calcext:value-type="float">
            <text:p>5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7]/[.D13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table:formula="of:=[.A138]+[.$C$1]" office:value-type="float" office:value="579" calcext:value-type="float">
            <text:p>5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8]/[.D13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table:formula="of:=[.A139]+[.$C$1]" office:value-type="float" office:value="583" calcext:value-type="float">
            <text:p>5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39]/[.D13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table:formula="of:=[.A140]+[.$C$1]" office:value-type="float" office:value="587" calcext:value-type="float">
            <text:p>5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0]/[.D14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table:formula="of:=[.A141]+[.$C$1]" office:value-type="float" office:value="591" calcext:value-type="float">
            <text:p>5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1]/[.D14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table:formula="of:=[.A142]+[.$C$1]" office:value-type="float" office:value="595" calcext:value-type="float">
            <text:p>5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2]/[.D142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table:formula="of:=[.A143]+[.$C$1]" office:value-type="float" office:value="599" calcext:value-type="float">
            <text:p>5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3]/[.D14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/>
          <table:table-cell table:formula="of:=[.A144]+[.$C$1]" office:value-type="float" office:value="603" calcext:value-type="float">
            <text:p>6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4]/[.D144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table:formula="of:=[.A145]+[.$C$1]" office:value-type="float" office:value="607" calcext:value-type="float">
            <text:p>6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5]/[.D145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table:formula="of:=[.A146]+[.$C$1]" office:value-type="float" office:value="611" calcext:value-type="float">
            <text:p>6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6]/[.D146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table:formula="of:=[.A147]+[.$C$1]" office:value-type="float" office:value="615" calcext:value-type="float">
            <text:p>6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7]/[.D147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table:formula="of:=[.A148]+[.$C$1]" office:value-type="float" office:value="619" calcext:value-type="float">
            <text:p>6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8]/[.D148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table:formula="of:=[.A149]+[.$C$1]" office:value-type="float" office:value="623" calcext:value-type="float">
            <text:p>6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49]/[.D14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table:formula="of:=[.A150]+[.$C$1]" office:value-type="float" office:value="627" calcext:value-type="float">
            <text:p>6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0]/[.D150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table:formula="of:=[.A151]+[.$C$1]" office:value-type="float" office:value="631" calcext:value-type="float">
            <text:p>6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1]/[.D15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table:formula="of:=[.A152]+[.$C$1]" office:value-type="float" office:value="635" calcext:value-type="float">
            <text:p>6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2]/[.D15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table:formula="of:=[.A153]+[.$C$1]" office:value-type="float" office:value="639" calcext:value-type="float">
            <text:p>6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3]/[.D15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table:formula="of:=[.A154]+[.$C$1]" office:value-type="float" office:value="643" calcext:value-type="float">
            <text:p>6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4]/[.D15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table:formula="of:=[.A155]+[.$C$1]" office:value-type="float" office:value="647" calcext:value-type="float">
            <text:p>6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5]/[.D15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table:formula="of:=[.A156]+[.$C$1]" office:value-type="float" office:value="651" calcext:value-type="float">
            <text:p>6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6]/[.D15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table:formula="of:=[.A157]+[.$C$1]" office:value-type="float" office:value="655" calcext:value-type="float">
            <text:p>6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7]/[.D15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table:formula="of:=[.A158]+[.$C$1]" office:value-type="float" office:value="659" calcext:value-type="float">
            <text:p>6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8]/[.D15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table:formula="of:=[.A159]+[.$C$1]" office:value-type="float" office:value="663" calcext:value-type="float">
            <text:p>6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59]/[.D15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table:formula="of:=[.A160]+[.$C$1]" office:value-type="float" office:value="667" calcext:value-type="float">
            <text:p>6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0]/[.D16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table:formula="of:=[.A161]+[.$C$1]" office:value-type="float" office:value="671" calcext:value-type="float">
            <text:p>6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1]/[.D161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table:formula="of:=[.A162]+[.$C$1]" office:value-type="float" office:value="675" calcext:value-type="float">
            <text:p>6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2]/[.D162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table:formula="of:=[.A163]+[.$C$1]" office:value-type="float" office:value="679" calcext:value-type="float">
            <text:p>6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3]/[.D163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table:formula="of:=[.A164]+[.$C$1]" office:value-type="float" office:value="683" calcext:value-type="float">
            <text:p>6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4]/[.D164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table:formula="of:=[.A165]+[.$C$1]" office:value-type="float" office:value="687" calcext:value-type="float">
            <text:p>6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5]/[.D165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/>
          <table:table-cell table:formula="of:=[.A166]+[.$C$1]" office:value-type="float" office:value="691" calcext:value-type="float">
            <text:p>6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6]/[.D166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table:formula="of:=[.A167]+[.$C$1]" office:value-type="float" office:value="695" calcext:value-type="float">
            <text:p>6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7]/[.D167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table:formula="of:=[.A168]+[.$C$1]" office:value-type="float" office:value="699" calcext:value-type="float">
            <text:p>6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8]/[.D16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table:formula="of:=[.A169]+[.$C$1]" office:value-type="float" office:value="703" calcext:value-type="float">
            <text:p>7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69]/[.D169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table:formula="of:=[.A170]+[.$C$1]" office:value-type="float" office:value="707" calcext:value-type="float">
            <text:p>7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0]/[.D17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table:formula="of:=[.A171]+[.$C$1]" office:value-type="float" office:value="711" calcext:value-type="float">
            <text:p>7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1]/[.D17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table:formula="of:=[.A172]+[.$C$1]" office:value-type="float" office:value="715" calcext:value-type="float">
            <text:p>7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2]/[.D17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/>
          <table:table-cell table:formula="of:=[.A173]+[.$C$1]" office:value-type="float" office:value="719" calcext:value-type="float">
            <text:p>7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3]/[.D17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/>
          <table:table-cell table:formula="of:=[.A174]+[.$C$1]" office:value-type="float" office:value="723" calcext:value-type="float">
            <text:p>7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4]/[.D17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table:formula="of:=[.A175]+[.$C$1]" office:value-type="float" office:value="727" calcext:value-type="float">
            <text:p>7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5]/[.D17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table:formula="of:=[.A176]+[.$C$1]" office:value-type="float" office:value="731" calcext:value-type="float">
            <text:p>7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6]/[.D17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table:formula="of:=[.A177]+[.$C$1]" office:value-type="float" office:value="735" calcext:value-type="float">
            <text:p>7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7]/[.D17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table:formula="of:=[.A178]+[.$C$1]" office:value-type="float" office:value="739" calcext:value-type="float">
            <text:p>7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8]/[.D17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table:formula="of:=[.A179]+[.$C$1]" office:value-type="float" office:value="743" calcext:value-type="float">
            <text:p>7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79]/[.D17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table:formula="of:=[.A180]+[.$C$1]" office:value-type="float" office:value="747" calcext:value-type="float">
            <text:p>7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0]/[.D18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table:formula="of:=[.A181]+[.$C$1]" office:value-type="float" office:value="751" calcext:value-type="float">
            <text:p>7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1]/[.D181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table:formula="of:=[.A182]+[.$C$1]" office:value-type="float" office:value="755" calcext:value-type="float">
            <text:p>7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2]/[.D182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table:formula="of:=[.A183]+[.$C$1]" office:value-type="float" office:value="759" calcext:value-type="float">
            <text:p>7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3]/[.D183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table:formula="of:=[.A184]+[.$C$1]" office:value-type="float" office:value="763" calcext:value-type="float">
            <text:p>7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4]/[.D184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table:formula="of:=[.A185]+[.$C$1]" office:value-type="float" office:value="767" calcext:value-type="float">
            <text:p>7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5]/[.D185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table:formula="of:=[.A186]+[.$C$1]" office:value-type="float" office:value="771" calcext:value-type="float">
            <text:p>7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6]/[.D186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table:formula="of:=[.A187]+[.$C$1]" office:value-type="float" office:value="775" calcext:value-type="float">
            <text:p>7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7]/[.D187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table:formula="of:=[.A188]+[.$C$1]" office:value-type="float" office:value="779" calcext:value-type="float">
            <text:p>7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8]/[.D188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table:formula="of:=[.A189]+[.$C$1]" office:value-type="float" office:value="783" calcext:value-type="float">
            <text:p>7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89]/[.D18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table:formula="of:=[.A190]+[.$C$1]" office:value-type="float" office:value="787" calcext:value-type="float">
            <text:p>7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0]/[.D190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table:formula="of:=[.A191]+[.$C$1]" office:value-type="float" office:value="791" calcext:value-type="float">
            <text:p>7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1]/[.D19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/>
          <table:table-cell table:formula="of:=[.A192]+[.$C$1]" office:value-type="float" office:value="795" calcext:value-type="float">
            <text:p>7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2]/[.D19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table:formula="of:=[.A193]+[.$C$1]" office:value-type="float" office:value="799" calcext:value-type="float">
            <text:p>7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3]/[.D19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table:formula="of:=[.A194]+[.$C$1]" office:value-type="float" office:value="803" calcext:value-type="float">
            <text:p>8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4]/[.D19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  <table:table-cell table:formula="of:=[.A195]+[.$C$1]" office:value-type="float" office:value="807" calcext:value-type="float">
            <text:p>8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5]/[.D19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  <table:table-cell table:formula="of:=[.A196]+[.$C$1]" office:value-type="float" office:value="811" calcext:value-type="float">
            <text:p>8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6]/[.D19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  <table:table-cell table:formula="of:=[.A197]+[.$C$1]" office:value-type="float" office:value="815" calcext:value-type="float">
            <text:p>8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7]/[.D19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/>
          <table:table-cell table:formula="of:=[.A198]+[.$C$1]" office:value-type="float" office:value="819" calcext:value-type="float">
            <text:p>8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8]/[.D19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  <table:table-cell table:formula="of:=[.A199]+[.$C$1]" office:value-type="float" office:value="823" calcext:value-type="float">
            <text:p>8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199]/[.D19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  <table:table-cell table:formula="of:=[.A200]+[.$C$1]" office:value-type="float" office:value="827" calcext:value-type="float">
            <text:p>8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0]/[.D200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table:formula="of:=[.A201]+[.$C$1]" office:value-type="float" office:value="831" calcext:value-type="float">
            <text:p>8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1]/[.D20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table:formula="of:=[.A202]+[.$C$1]" office:value-type="float" office:value="835" calcext:value-type="float">
            <text:p>8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2]/[.D202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table:formula="of:=[.A203]+[.$C$1]" office:value-type="float" office:value="839" calcext:value-type="float">
            <text:p>8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3]/[.D20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table:formula="of:=[.A204]+[.$C$1]" office:value-type="float" office:value="843" calcext:value-type="float">
            <text:p>8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4]/[.D20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table:formula="of:=[.A205]+[.$C$1]" office:value-type="float" office:value="847" calcext:value-type="float">
            <text:p>8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5]/[.D205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table:formula="of:=[.A206]+[.$C$1]" office:value-type="float" office:value="851" calcext:value-type="float">
            <text:p>8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6]/[.D20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table:formula="of:=[.A207]+[.$C$1]" office:value-type="float" office:value="855" calcext:value-type="float">
            <text:p>8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7]/[.D20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table:formula="of:=[.A208]+[.$C$1]" office:value-type="float" office:value="859" calcext:value-type="float">
            <text:p>8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8]/[.D20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table:formula="of:=[.A209]+[.$C$1]" office:value-type="float" office:value="863" calcext:value-type="float">
            <text:p>8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09]/[.D209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table:formula="of:=[.A210]+[.$C$1]" office:value-type="float" office:value="867" calcext:value-type="float">
            <text:p>8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0]/[.D21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table:formula="of:=[.A211]+[.$C$1]" office:value-type="float" office:value="871" calcext:value-type="float">
            <text:p>8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1]/[.D21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table:formula="of:=[.A212]+[.$C$1]" office:value-type="float" office:value="875" calcext:value-type="float">
            <text:p>8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2]/[.D21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table:formula="of:=[.A213]+[.$C$1]" office:value-type="float" office:value="879" calcext:value-type="float">
            <text:p>8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3]/[.D21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/>
          <table:table-cell table:formula="of:=[.A214]+[.$C$1]" office:value-type="float" office:value="883" calcext:value-type="float">
            <text:p>8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4]/[.D21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table:formula="of:=[.A215]+[.$C$1]" office:value-type="float" office:value="887" calcext:value-type="float">
            <text:p>8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5]/[.D21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table:formula="of:=[.A216]+[.$C$1]" office:value-type="float" office:value="891" calcext:value-type="float">
            <text:p>8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6]/[.D21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table:formula="of:=[.A217]+[.$C$1]" office:value-type="float" office:value="895" calcext:value-type="float">
            <text:p>8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7]/[.D21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table:formula="of:=[.A218]+[.$C$1]" office:value-type="float" office:value="899" calcext:value-type="float">
            <text:p>8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8]/[.D21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table:formula="of:=[.A219]+[.$C$1]" office:value-type="float" office:value="903" calcext:value-type="float">
            <text:p>9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19]/[.D21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table:formula="of:=[.A220]+[.$C$1]" office:value-type="float" office:value="907" calcext:value-type="float">
            <text:p>9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0]/[.D220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table:formula="of:=[.A221]+[.$C$1]" office:value-type="float" office:value="911" calcext:value-type="float">
            <text:p>9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1]/[.D221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/>
          <table:table-cell table:formula="of:=[.A222]+[.$C$1]" office:value-type="float" office:value="915" calcext:value-type="float">
            <text:p>9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2]/[.D222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table:formula="of:=[.A223]+[.$C$1]" office:value-type="float" office:value="919" calcext:value-type="float">
            <text:p>9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3]/[.D223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table:formula="of:=[.A224]+[.$C$1]" office:value-type="float" office:value="923" calcext:value-type="float">
            <text:p>9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4]/[.D22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table:formula="of:=[.A225]+[.$C$1]" office:value-type="float" office:value="927" calcext:value-type="float">
            <text:p>9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5]/[.D22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table:formula="of:=[.A226]+[.$C$1]" office:value-type="float" office:value="931" calcext:value-type="float">
            <text:p>9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6]/[.D226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table:formula="of:=[.A227]+[.$C$1]" office:value-type="float" office:value="935" calcext:value-type="float">
            <text:p>9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7]/[.D22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/>
          <table:table-cell table:formula="of:=[.A228]+[.$C$1]" office:value-type="float" office:value="939" calcext:value-type="float">
            <text:p>9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8]/[.D228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/>
          <table:table-cell table:formula="of:=[.A229]+[.$C$1]" office:value-type="float" office:value="943" calcext:value-type="float">
            <text:p>9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29]/[.D229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/>
          <table:table-cell table:formula="of:=[.A230]+[.$C$1]" office:value-type="float" office:value="947" calcext:value-type="float">
            <text:p>9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0]/[.D23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table:formula="of:=[.A231]+[.$C$1]" office:value-type="float" office:value="951" calcext:value-type="float">
            <text:p>9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1]/[.D23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table:formula="of:=[.A232]+[.$C$1]" office:value-type="float" office:value="955" calcext:value-type="float">
            <text:p>9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2]/[.D23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table:formula="of:=[.A233]+[.$C$1]" office:value-type="float" office:value="959" calcext:value-type="float">
            <text:p>9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3]/[.D23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table:formula="of:=[.A234]+[.$C$1]" office:value-type="float" office:value="963" calcext:value-type="float">
            <text:p>9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4]/[.D23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table:formula="of:=[.A235]+[.$C$1]" office:value-type="float" office:value="967" calcext:value-type="float">
            <text:p>9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5]/[.D23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table:formula="of:=[.A236]+[.$C$1]" office:value-type="float" office:value="971" calcext:value-type="float">
            <text:p>9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6]/[.D23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/>
          <table:table-cell table:formula="of:=[.A237]+[.$C$1]" office:value-type="float" office:value="975" calcext:value-type="float">
            <text:p>9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7]/[.D23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table:formula="of:=[.A238]+[.$C$1]" office:value-type="float" office:value="979" calcext:value-type="float">
            <text:p>9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8]/[.D23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table:formula="of:=[.A239]+[.$C$1]" office:value-type="float" office:value="983" calcext:value-type="float">
            <text:p>9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39]/[.D23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table:formula="of:=[.A240]+[.$C$1]" office:value-type="float" office:value="987" calcext:value-type="float">
            <text:p>9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0]/[.D24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table:formula="of:=[.A241]+[.$C$1]" office:value-type="float" office:value="991" calcext:value-type="float">
            <text:p>9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1]/[.D24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table:formula="of:=[.A242]+[.$C$1]" office:value-type="float" office:value="995" calcext:value-type="float">
            <text:p>9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2]/[.D24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table:formula="of:=[.A243]+[.$C$1]" office:value-type="float" office:value="999" calcext:value-type="float">
            <text:p>9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3]/[.D24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table:formula="of:=[.A244]+[.$C$1]" office:value-type="float" office:value="1003" calcext:value-type="float">
            <text:p>10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4]/[.D24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/>
          <table:table-cell table:formula="of:=[.A245]+[.$C$1]" office:value-type="float" office:value="1007" calcext:value-type="float">
            <text:p>10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5]/[.D24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/>
          <table:table-cell table:formula="of:=[.A246]+[.$C$1]" office:value-type="float" office:value="1011" calcext:value-type="float">
            <text:p>10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6]/[.D24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table:formula="of:=[.A247]+[.$C$1]" office:value-type="float" office:value="1015" calcext:value-type="float">
            <text:p>10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7]/[.D24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table:formula="of:=[.A248]+[.$C$1]" office:value-type="float" office:value="1019" calcext:value-type="float">
            <text:p>10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8]/[.D24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table:formula="of:=[.A249]+[.$C$1]" office:value-type="float" office:value="1023" calcext:value-type="float">
            <text:p>10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49]/[.D24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table:formula="of:=[.A250]+[.$C$1]" office:value-type="float" office:value="1027" calcext:value-type="float">
            <text:p>10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0]/[.D25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table:formula="of:=[.A251]+[.$C$1]" office:value-type="float" office:value="1031" calcext:value-type="float">
            <text:p>10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1]/[.D25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table:formula="of:=[.A252]+[.$C$1]" office:value-type="float" office:value="1035" calcext:value-type="float">
            <text:p>10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2]/[.D25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/>
          <table:table-cell table:formula="of:=[.A253]+[.$C$1]" office:value-type="float" office:value="1039" calcext:value-type="float">
            <text:p>10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3]/[.D25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/>
          <table:table-cell table:formula="of:=[.A254]+[.$C$1]" office:value-type="float" office:value="1043" calcext:value-type="float">
            <text:p>10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4]/[.D25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/>
          <table:table-cell table:formula="of:=[.A255]+[.$C$1]" office:value-type="float" office:value="1047" calcext:value-type="float">
            <text:p>10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5]/[.D25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/>
          <table:table-cell table:formula="of:=[.A256]+[.$C$1]" office:value-type="float" office:value="1051" calcext:value-type="float">
            <text:p>10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6]/[.D25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/>
          <table:table-cell table:formula="of:=[.A257]+[.$C$1]" office:value-type="float" office:value="1055" calcext:value-type="float">
            <text:p>10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7]/[.D25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table:formula="of:=[.A258]+[.$C$1]" office:value-type="float" office:value="1059" calcext:value-type="float">
            <text:p>10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8]/[.D25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/>
          <table:table-cell table:formula="of:=[.A259]+[.$C$1]" office:value-type="float" office:value="1063" calcext:value-type="float">
            <text:p>10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59]/[.D259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/>
          <table:table-cell table:formula="of:=[.A260]+[.$C$1]" office:value-type="float" office:value="1067" calcext:value-type="float">
            <text:p>10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0]/[.D260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/>
          <table:table-cell table:formula="of:=[.A261]+[.$C$1]" office:value-type="float" office:value="1071" calcext:value-type="float">
            <text:p>10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1]/[.D261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/>
          <table:table-cell table:formula="of:=[.A262]+[.$C$1]" office:value-type="float" office:value="1075" calcext:value-type="float">
            <text:p>10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2]/[.D262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table:formula="of:=[.A263]+[.$C$1]" office:value-type="float" office:value="1079" calcext:value-type="float">
            <text:p>10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3]/[.D263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/>
          <table:table-cell table:formula="of:=[.A264]+[.$C$1]" office:value-type="float" office:value="1083" calcext:value-type="float">
            <text:p>10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4]/[.D264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/>
          <table:table-cell table:formula="of:=[.A265]+[.$C$1]" office:value-type="float" office:value="1087" calcext:value-type="float">
            <text:p>10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5]/[.D265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/>
          <table:table-cell table:formula="of:=[.A266]+[.$C$1]" office:value-type="float" office:value="1091" calcext:value-type="float">
            <text:p>10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6]/[.D266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/>
          <table:table-cell table:formula="of:=[.A267]+[.$C$1]" office:value-type="float" office:value="1095" calcext:value-type="float">
            <text:p>10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7]/[.D267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/>
          <table:table-cell table:formula="of:=[.A268]+[.$C$1]" office:value-type="float" office:value="1099" calcext:value-type="float">
            <text:p>10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8]/[.D268]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/>
          <table:table-cell table:formula="of:=[.A269]+[.$C$1]" office:value-type="float" office:value="1103" calcext:value-type="float">
            <text:p>11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69]/[.D269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/>
          <table:table-cell table:formula="of:=[.A270]+[.$C$1]" office:value-type="float" office:value="1107" calcext:value-type="float">
            <text:p>11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0]/[.D27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/>
          <table:table-cell table:formula="of:=[.A271]+[.$C$1]" office:value-type="float" office:value="1111" calcext:value-type="float">
            <text:p>11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1]/[.D27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/>
          <table:table-cell table:formula="of:=[.A272]+[.$C$1]" office:value-type="float" office:value="1115" calcext:value-type="float">
            <text:p>11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2]/[.D27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/>
          <table:table-cell table:formula="of:=[.A273]+[.$C$1]" office:value-type="float" office:value="1119" calcext:value-type="float">
            <text:p>11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3]/[.D27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/>
          <table:table-cell table:formula="of:=[.A274]+[.$C$1]" office:value-type="float" office:value="1123" calcext:value-type="float">
            <text:p>11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4]/[.D27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/>
          <table:table-cell table:formula="of:=[.A275]+[.$C$1]" office:value-type="float" office:value="1127" calcext:value-type="float">
            <text:p>11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5]/[.D27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/>
          <table:table-cell table:formula="of:=[.A276]+[.$C$1]" office:value-type="float" office:value="1131" calcext:value-type="float">
            <text:p>11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6]/[.D27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/>
          <table:table-cell table:formula="of:=[.A277]+[.$C$1]" office:value-type="float" office:value="1135" calcext:value-type="float">
            <text:p>11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7]/[.D27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/>
          <table:table-cell table:formula="of:=[.A278]+[.$C$1]" office:value-type="float" office:value="1139" calcext:value-type="float">
            <text:p>11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8]/[.D27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/>
          <table:table-cell table:formula="of:=[.A279]+[.$C$1]" office:value-type="float" office:value="1143" calcext:value-type="float">
            <text:p>11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79]/[.D279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/>
          <table:table-cell table:formula="of:=[.A280]+[.$C$1]" office:value-type="float" office:value="1147" calcext:value-type="float">
            <text:p>11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0]/[.D28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table:formula="of:=[.A281]+[.$C$1]" office:value-type="float" office:value="1151" calcext:value-type="float">
            <text:p>11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1]/[.D281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/>
          <table:table-cell table:formula="of:=[.A282]+[.$C$1]" office:value-type="float" office:value="1155" calcext:value-type="float">
            <text:p>11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2]/[.D282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table:formula="of:=[.A283]+[.$C$1]" office:value-type="float" office:value="1159" calcext:value-type="float">
            <text:p>11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3]/[.D28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/>
          <table:table-cell table:formula="of:=[.A284]+[.$C$1]" office:value-type="float" office:value="1163" calcext:value-type="float">
            <text:p>11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4]/[.D28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/>
          <table:table-cell table:formula="of:=[.A285]+[.$C$1]" office:value-type="float" office:value="1167" calcext:value-type="float">
            <text:p>11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5]/[.D28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/>
          <table:table-cell table:formula="of:=[.A286]+[.$C$1]" office:value-type="float" office:value="1171" calcext:value-type="float">
            <text:p>11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6]/[.D28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/>
          <table:table-cell table:formula="of:=[.A287]+[.$C$1]" office:value-type="float" office:value="1175" calcext:value-type="float">
            <text:p>11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7]/[.D28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/>
          <table:table-cell table:formula="of:=[.A288]+[.$C$1]" office:value-type="float" office:value="1179" calcext:value-type="float">
            <text:p>11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8]/[.D28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table:formula="of:=[.A289]+[.$C$1]" office:value-type="float" office:value="1183" calcext:value-type="float">
            <text:p>11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89]/[.D28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/>
          <table:table-cell table:formula="of:=[.A290]+[.$C$1]" office:value-type="float" office:value="1187" calcext:value-type="float">
            <text:p>11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0]/[.D29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/>
          <table:table-cell table:formula="of:=[.A291]+[.$C$1]" office:value-type="float" office:value="1191" calcext:value-type="float">
            <text:p>11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1]/[.D29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/>
          <table:table-cell table:formula="of:=[.A292]+[.$C$1]" office:value-type="float" office:value="1195" calcext:value-type="float">
            <text:p>11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2]/[.D29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/>
          <table:table-cell table:formula="of:=[.A293]+[.$C$1]" office:value-type="float" office:value="1199" calcext:value-type="float">
            <text:p>11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3]/[.D29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/>
          <table:table-cell table:formula="of:=[.A294]+[.$C$1]" office:value-type="float" office:value="1203" calcext:value-type="float">
            <text:p>12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4]/[.D29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table:formula="of:=[.A295]+[.$C$1]" office:value-type="float" office:value="1207" calcext:value-type="float">
            <text:p>12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5]/[.D29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table:formula="of:=[.A296]+[.$C$1]" office:value-type="float" office:value="1211" calcext:value-type="float">
            <text:p>12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6]/[.D29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table:formula="of:=[.A297]+[.$C$1]" office:value-type="float" office:value="1215" calcext:value-type="float">
            <text:p>12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7]/[.D29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/>
          <table:table-cell table:formula="of:=[.A298]+[.$C$1]" office:value-type="float" office:value="1219" calcext:value-type="float">
            <text:p>12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8]/[.D29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/>
          <table:table-cell table:formula="of:=[.A299]+[.$C$1]" office:value-type="float" office:value="1223" calcext:value-type="float">
            <text:p>12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299]/[.D299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/>
          <table:table-cell table:formula="of:=[.A300]+[.$C$1]" office:value-type="float" office:value="1227" calcext:value-type="float">
            <text:p>12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0]/[.D300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/>
          <table:table-cell table:formula="of:=[.A301]+[.$C$1]" office:value-type="float" office:value="1231" calcext:value-type="float">
            <text:p>12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1]/[.D301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table:formula="of:=[.A302]+[.$C$1]" office:value-type="float" office:value="1235" calcext:value-type="float">
            <text:p>12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2]/[.D302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table:formula="of:=[.A303]+[.$C$1]" office:value-type="float" office:value="1239" calcext:value-type="float">
            <text:p>12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3]/[.D303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table:formula="of:=[.A304]+[.$C$1]" office:value-type="float" office:value="1243" calcext:value-type="float">
            <text:p>12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4]/[.D30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table:formula="of:=[.A305]+[.$C$1]" office:value-type="float" office:value="1247" calcext:value-type="float">
            <text:p>12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5]/[.D305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table:formula="of:=[.A306]+[.$C$1]" office:value-type="float" office:value="1251" calcext:value-type="float">
            <text:p>12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6]/[.D306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table:formula="of:=[.A307]+[.$C$1]" office:value-type="float" office:value="1255" calcext:value-type="float">
            <text:p>12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7]/[.D307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table:formula="of:=[.A308]+[.$C$1]" office:value-type="float" office:value="1259" calcext:value-type="float">
            <text:p>12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8]/[.D30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/>
          <table:table-cell table:formula="of:=[.A309]+[.$C$1]" office:value-type="float" office:value="1263" calcext:value-type="float">
            <text:p>12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09]/[.D30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/>
          <table:table-cell table:formula="of:=[.A310]+[.$C$1]" office:value-type="float" office:value="1267" calcext:value-type="float">
            <text:p>12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0]/[.D31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table:formula="of:=[.A311]+[.$C$1]" office:value-type="float" office:value="1271" calcext:value-type="float">
            <text:p>12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1]/[.D31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table:formula="of:=[.A312]+[.$C$1]" office:value-type="float" office:value="1275" calcext:value-type="float">
            <text:p>12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2]/[.D31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/>
          <table:table-cell table:formula="of:=[.A313]+[.$C$1]" office:value-type="float" office:value="1279" calcext:value-type="float">
            <text:p>12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3]/[.D31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/>
          <table:table-cell table:formula="of:=[.A314]+[.$C$1]" office:value-type="float" office:value="1283" calcext:value-type="float">
            <text:p>12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4]/[.D31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/>
          <table:table-cell table:formula="of:=[.A315]+[.$C$1]" office:value-type="float" office:value="1287" calcext:value-type="float">
            <text:p>12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5]/[.D3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table:formula="of:=[.A316]+[.$C$1]" office:value-type="float" office:value="1291" calcext:value-type="float">
            <text:p>12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6]/[.D31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table:formula="of:=[.A317]+[.$C$1]" office:value-type="float" office:value="1295" calcext:value-type="float">
            <text:p>12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7]/[.D31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/>
          <table:table-cell table:formula="of:=[.A318]+[.$C$1]" office:value-type="float" office:value="1299" calcext:value-type="float">
            <text:p>12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8]/[.D31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table:formula="of:=[.A319]+[.$C$1]" office:value-type="float" office:value="1303" calcext:value-type="float">
            <text:p>13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19]/[.D31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/>
          <table:table-cell table:formula="of:=[.A320]+[.$C$1]" office:value-type="float" office:value="1307" calcext:value-type="float">
            <text:p>13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0]/[.D3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table:formula="of:=[.A321]+[.$C$1]" office:value-type="float" office:value="1311" calcext:value-type="float">
            <text:p>13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1]/[.D32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table:formula="of:=[.A322]+[.$C$1]" office:value-type="float" office:value="1315" calcext:value-type="float">
            <text:p>13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2]/[.D32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table:formula="of:=[.A323]+[.$C$1]" office:value-type="float" office:value="1319" calcext:value-type="float">
            <text:p>13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3]/[.D32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table:formula="of:=[.A324]+[.$C$1]" office:value-type="float" office:value="1323" calcext:value-type="float">
            <text:p>13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4]/[.D32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/>
          <table:table-cell table:formula="of:=[.A325]+[.$C$1]" office:value-type="float" office:value="1327" calcext:value-type="float">
            <text:p>13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5]/[.D32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/>
          <table:table-cell table:formula="of:=[.A326]+[.$C$1]" office:value-type="float" office:value="1331" calcext:value-type="float">
            <text:p>13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6]/[.D32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table:formula="of:=[.A327]+[.$C$1]" office:value-type="float" office:value="1335" calcext:value-type="float">
            <text:p>13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7]/[.D32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/>
          <table:table-cell table:formula="of:=[.A328]+[.$C$1]" office:value-type="float" office:value="1339" calcext:value-type="float">
            <text:p>13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8]/[.D32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/>
          <table:table-cell table:formula="of:=[.A329]+[.$C$1]" office:value-type="float" office:value="1343" calcext:value-type="float">
            <text:p>13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29]/[.D32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table:formula="of:=[.A330]+[.$C$1]" office:value-type="float" office:value="1347" calcext:value-type="float">
            <text:p>13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0]/[.D33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table:formula="of:=[.A331]+[.$C$1]" office:value-type="float" office:value="1351" calcext:value-type="float">
            <text:p>13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1]/[.D331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table:formula="of:=[.A332]+[.$C$1]" office:value-type="float" office:value="1355" calcext:value-type="float">
            <text:p>13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2]/[.D33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table:formula="of:=[.A333]+[.$C$1]" office:value-type="float" office:value="1359" calcext:value-type="float">
            <text:p>13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3]/[.D33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/>
          <table:table-cell table:formula="of:=[.A334]+[.$C$1]" office:value-type="float" office:value="1363" calcext:value-type="float">
            <text:p>13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4]/[.D33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table:formula="of:=[.A335]+[.$C$1]" office:value-type="float" office:value="1367" calcext:value-type="float">
            <text:p>13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5]/[.D33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table:formula="of:=[.A336]+[.$C$1]" office:value-type="float" office:value="1371" calcext:value-type="float">
            <text:p>13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6]/[.D33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table:formula="of:=[.A337]+[.$C$1]" office:value-type="float" office:value="1375" calcext:value-type="float">
            <text:p>13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7]/[.D33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/>
          <table:table-cell table:formula="of:=[.A338]+[.$C$1]" office:value-type="float" office:value="1379" calcext:value-type="float">
            <text:p>13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8]/[.D338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/>
          <table:table-cell table:formula="of:=[.A339]+[.$C$1]" office:value-type="float" office:value="1383" calcext:value-type="float">
            <text:p>13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39]/[.D339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/>
          <table:table-cell table:formula="of:=[.A340]+[.$C$1]" office:value-type="float" office:value="1387" calcext:value-type="float">
            <text:p>13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0]/[.D340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table:formula="of:=[.A341]+[.$C$1]" office:value-type="float" office:value="1391" calcext:value-type="float">
            <text:p>13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1]/[.D341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table:formula="of:=[.A342]+[.$C$1]" office:value-type="float" office:value="1395" calcext:value-type="float">
            <text:p>13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2]/[.D342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table:formula="of:=[.A343]+[.$C$1]" office:value-type="float" office:value="1399" calcext:value-type="float">
            <text:p>13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3]/[.D343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table:formula="of:=[.A344]+[.$C$1]" office:value-type="float" office:value="1403" calcext:value-type="float">
            <text:p>14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4]/[.D344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/>
          <table:table-cell table:formula="of:=[.A345]+[.$C$1]" office:value-type="float" office:value="1407" calcext:value-type="float">
            <text:p>14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5]/[.D345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table:formula="of:=[.A346]+[.$C$1]" office:value-type="float" office:value="1411" calcext:value-type="float">
            <text:p>14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6]/[.D346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table:formula="of:=[.A347]+[.$C$1]" office:value-type="float" office:value="1415" calcext:value-type="float">
            <text:p>14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7]/[.D34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table:formula="of:=[.A348]+[.$C$1]" office:value-type="float" office:value="1419" calcext:value-type="float">
            <text:p>14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8]/[.D34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table:formula="of:=[.A349]+[.$C$1]" office:value-type="float" office:value="1423" calcext:value-type="float">
            <text:p>14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49]/[.D34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/>
          <table:table-cell table:formula="of:=[.A350]+[.$C$1]" office:value-type="float" office:value="1427" calcext:value-type="float">
            <text:p>14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0]/[.D35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table:formula="of:=[.A351]+[.$C$1]" office:value-type="float" office:value="1431" calcext:value-type="float">
            <text:p>14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1]/[.D35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table:formula="of:=[.A352]+[.$C$1]" office:value-type="float" office:value="1435" calcext:value-type="float">
            <text:p>14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2]/[.D35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/>
          <table:table-cell table:formula="of:=[.A353]+[.$C$1]" office:value-type="float" office:value="1439" calcext:value-type="float">
            <text:p>14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3]/[.D353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table:formula="of:=[.A354]+[.$C$1]" office:value-type="float" office:value="1443" calcext:value-type="float">
            <text:p>14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4]/[.D35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table:formula="of:=[.A355]+[.$C$1]" office:value-type="float" office:value="1447" calcext:value-type="float">
            <text:p>14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5]/[.D35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table:formula="of:=[.A356]+[.$C$1]" office:value-type="float" office:value="1451" calcext:value-type="float">
            <text:p>14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6]/[.D35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/>
          <table:table-cell table:formula="of:=[.A357]+[.$C$1]" office:value-type="float" office:value="1455" calcext:value-type="float">
            <text:p>14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7]/[.D35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table:formula="of:=[.A358]+[.$C$1]" office:value-type="float" office:value="1459" calcext:value-type="float">
            <text:p>14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8]/[.D35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table:formula="of:=[.A359]+[.$C$1]" office:value-type="float" office:value="1463" calcext:value-type="float">
            <text:p>14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59]/[.D35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/>
          <table:table-cell table:formula="of:=[.A360]+[.$C$1]" office:value-type="float" office:value="1467" calcext:value-type="float">
            <text:p>14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0]/[.D36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table:formula="of:=[.A361]+[.$C$1]" office:value-type="float" office:value="1471" calcext:value-type="float">
            <text:p>14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1]/[.D36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/>
          <table:table-cell table:formula="of:=[.A362]+[.$C$1]" office:value-type="float" office:value="1475" calcext:value-type="float">
            <text:p>14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2]/[.D36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table:formula="of:=[.A363]+[.$C$1]" office:value-type="float" office:value="1479" calcext:value-type="float">
            <text:p>14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3]/[.D363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table:formula="of:=[.A364]+[.$C$1]" office:value-type="float" office:value="1483" calcext:value-type="float">
            <text:p>14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4]/[.D36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/>
          <table:table-cell table:formula="of:=[.A365]+[.$C$1]" office:value-type="float" office:value="1487" calcext:value-type="float">
            <text:p>14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5]/[.D36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/>
          <table:table-cell table:formula="of:=[.A366]+[.$C$1]" office:value-type="float" office:value="1491" calcext:value-type="float">
            <text:p>14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6]/[.D36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/>
          <table:table-cell table:formula="of:=[.A367]+[.$C$1]" office:value-type="float" office:value="1495" calcext:value-type="float">
            <text:p>14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7]/[.D36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/>
          <table:table-cell table:formula="of:=[.A368]+[.$C$1]" office:value-type="float" office:value="1499" calcext:value-type="float">
            <text:p>14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8]/[.D368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/>
          <table:table-cell table:formula="of:=[.A369]+[.$C$1]" office:value-type="float" office:value="1503" calcext:value-type="float">
            <text:p>15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69]/[.D36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table:formula="of:=[.A370]+[.$C$1]" office:value-type="float" office:value="1507" calcext:value-type="float">
            <text:p>15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0]/[.D37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/>
          <table:table-cell table:formula="of:=[.A371]+[.$C$1]" office:value-type="float" office:value="1511" calcext:value-type="float">
            <text:p>15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1]/[.D37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table:formula="of:=[.A372]+[.$C$1]" office:value-type="float" office:value="1515" calcext:value-type="float">
            <text:p>15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2]/[.D37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table:formula="of:=[.A373]+[.$C$1]" office:value-type="float" office:value="1519" calcext:value-type="float">
            <text:p>15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3]/[.D37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/>
          <table:table-cell table:formula="of:=[.A374]+[.$C$1]" office:value-type="float" office:value="1523" calcext:value-type="float">
            <text:p>15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4]/[.D37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table:formula="of:=[.A375]+[.$C$1]" office:value-type="float" office:value="1527" calcext:value-type="float">
            <text:p>15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5]/[.D375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table:formula="of:=[.A376]+[.$C$1]" office:value-type="float" office:value="1531" calcext:value-type="float">
            <text:p>15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6]/[.D37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/>
          <table:table-cell table:formula="of:=[.A377]+[.$C$1]" office:value-type="float" office:value="1535" calcext:value-type="float">
            <text:p>15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7]/[.D37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/>
          <table:table-cell table:formula="of:=[.A378]+[.$C$1]" office:value-type="float" office:value="1539" calcext:value-type="float">
            <text:p>15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8]/[.D378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/>
          <table:table-cell table:formula="of:=[.A379]+[.$C$1]" office:value-type="float" office:value="1543" calcext:value-type="float">
            <text:p>15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79]/[.D37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table:formula="of:=[.A380]+[.$C$1]" office:value-type="float" office:value="1547" calcext:value-type="float">
            <text:p>15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0]/[.D38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/>
          <table:table-cell table:formula="of:=[.A381]+[.$C$1]" office:value-type="float" office:value="1551" calcext:value-type="float">
            <text:p>15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1]/[.D38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/>
          <table:table-cell table:formula="of:=[.A382]+[.$C$1]" office:value-type="float" office:value="1555" calcext:value-type="float">
            <text:p>15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2]/[.D382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/>
          <table:table-cell table:formula="of:=[.A383]+[.$C$1]" office:value-type="float" office:value="1559" calcext:value-type="float">
            <text:p>15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3]/[.D38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table:formula="of:=[.A384]+[.$C$1]" office:value-type="float" office:value="1563" calcext:value-type="float">
            <text:p>15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4]/[.D38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/>
          <table:table-cell table:formula="of:=[.A385]+[.$C$1]" office:value-type="float" office:value="1567" calcext:value-type="float">
            <text:p>15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5]/[.D385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table:formula="of:=[.A386]+[.$C$1]" office:value-type="float" office:value="1571" calcext:value-type="float">
            <text:p>15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6]/[.D38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table:formula="of:=[.A387]+[.$C$1]" office:value-type="float" office:value="1575" calcext:value-type="float">
            <text:p>15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7]/[.D38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table:formula="of:=[.A388]+[.$C$1]" office:value-type="float" office:value="1579" calcext:value-type="float">
            <text:p>15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8]/[.D38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table:formula="of:=[.A389]+[.$C$1]" office:value-type="float" office:value="1583" calcext:value-type="float">
            <text:p>15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89]/[.D389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table:formula="of:=[.A390]+[.$C$1]" office:value-type="float" office:value="1587" calcext:value-type="float">
            <text:p>15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0]/[.D39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table:formula="of:=[.A391]+[.$C$1]" office:value-type="float" office:value="1591" calcext:value-type="float">
            <text:p>15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1]/[.D39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/>
          <table:table-cell table:formula="of:=[.A392]+[.$C$1]" office:value-type="float" office:value="1595" calcext:value-type="float">
            <text:p>15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2]/[.D39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/>
          <table:table-cell table:formula="of:=[.A393]+[.$C$1]" office:value-type="float" office:value="1599" calcext:value-type="float">
            <text:p>15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3]/[.D39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table:formula="of:=[.A394]+[.$C$1]" office:value-type="float" office:value="1603" calcext:value-type="float">
            <text:p>16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4]/[.D394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/>
          <table:table-cell table:formula="of:=[.A395]+[.$C$1]" office:value-type="float" office:value="1607" calcext:value-type="float">
            <text:p>16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5]/[.D395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/>
          <table:table-cell table:formula="of:=[.A396]+[.$C$1]" office:value-type="float" office:value="1611" calcext:value-type="float">
            <text:p>16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6]/[.D39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/>
          <table:table-cell table:formula="of:=[.A397]+[.$C$1]" office:value-type="float" office:value="1615" calcext:value-type="float">
            <text:p>16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7]/[.D397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/>
          <table:table-cell table:formula="of:=[.A398]+[.$C$1]" office:value-type="float" office:value="1619" calcext:value-type="float">
            <text:p>16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8]/[.D398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/>
          <table:table-cell table:formula="of:=[.A399]+[.$C$1]" office:value-type="float" office:value="1623" calcext:value-type="float">
            <text:p>16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399]/[.D399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/>
          <table:table-cell table:formula="of:=[.A400]+[.$C$1]" office:value-type="float" office:value="1627" calcext:value-type="float">
            <text:p>16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0]/[.D40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/>
          <table:table-cell table:formula="of:=[.A401]+[.$C$1]" office:value-type="float" office:value="1631" calcext:value-type="float">
            <text:p>16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1]/[.D401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table:formula="of:=[.A402]+[.$C$1]" office:value-type="float" office:value="1635" calcext:value-type="float">
            <text:p>16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2]/[.D402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table:formula="of:=[.A403]+[.$C$1]" office:value-type="float" office:value="1639" calcext:value-type="float">
            <text:p>16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3]/[.D40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/>
          <table:table-cell table:formula="of:=[.A404]+[.$C$1]" office:value-type="float" office:value="1643" calcext:value-type="float">
            <text:p>16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4]/[.D404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/>
          <table:table-cell table:formula="of:=[.A405]+[.$C$1]" office:value-type="float" office:value="1647" calcext:value-type="float">
            <text:p>16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5]/[.D405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table:formula="of:=[.A406]+[.$C$1]" office:value-type="float" office:value="1651" calcext:value-type="float">
            <text:p>16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6]/[.D406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/>
          <table:table-cell table:formula="of:=[.A407]+[.$C$1]" office:value-type="float" office:value="1655" calcext:value-type="float">
            <text:p>16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7]/[.D407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/>
          <table:table-cell table:formula="of:=[.A408]+[.$C$1]" office:value-type="float" office:value="1659" calcext:value-type="float">
            <text:p>16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8]/[.D40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/>
          <table:table-cell table:formula="of:=[.A409]+[.$C$1]" office:value-type="float" office:value="1663" calcext:value-type="float">
            <text:p>16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09]/[.D40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/>
          <table:table-cell table:formula="of:=[.A410]+[.$C$1]" office:value-type="float" office:value="1667" calcext:value-type="float">
            <text:p>16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0]/[.D410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/>
          <table:table-cell table:formula="of:=[.A411]+[.$C$1]" office:value-type="float" office:value="1671" calcext:value-type="float">
            <text:p>16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1]/[.D411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/>
          <table:table-cell table:formula="of:=[.A412]+[.$C$1]" office:value-type="float" office:value="1675" calcext:value-type="float">
            <text:p>16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2]/[.D41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/>
          <table:table-cell table:formula="of:=[.A413]+[.$C$1]" office:value-type="float" office:value="1679" calcext:value-type="float">
            <text:p>16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3]/[.D413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/>
          <table:table-cell table:formula="of:=[.A414]+[.$C$1]" office:value-type="float" office:value="1683" calcext:value-type="float">
            <text:p>16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4]/[.D41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/>
          <table:table-cell table:formula="of:=[.A415]+[.$C$1]" office:value-type="float" office:value="1687" calcext:value-type="float">
            <text:p>16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5]/[.D415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/>
          <table:table-cell table:formula="of:=[.A416]+[.$C$1]" office:value-type="float" office:value="1691" calcext:value-type="float">
            <text:p>16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6]/[.D416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/>
          <table:table-cell table:formula="of:=[.A417]+[.$C$1]" office:value-type="float" office:value="1695" calcext:value-type="float">
            <text:p>16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7]/[.D417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/>
          <table:table-cell table:formula="of:=[.A418]+[.$C$1]" office:value-type="float" office:value="1699" calcext:value-type="float">
            <text:p>16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8]/[.D418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/>
          <table:table-cell table:formula="of:=[.A419]+[.$C$1]" office:value-type="float" office:value="1703" calcext:value-type="float">
            <text:p>17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19]/[.D419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/>
          <table:table-cell table:formula="of:=[.A420]+[.$C$1]" office:value-type="float" office:value="1707" calcext:value-type="float">
            <text:p>17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0]/[.D420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table:formula="of:=[.A421]+[.$C$1]" office:value-type="float" office:value="1711" calcext:value-type="float">
            <text:p>17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1]/[.D421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table:formula="of:=[.A422]+[.$C$1]" office:value-type="float" office:value="1715" calcext:value-type="float">
            <text:p>17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2]/[.D42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/>
          <table:table-cell table:formula="of:=[.A423]+[.$C$1]" office:value-type="float" office:value="1719" calcext:value-type="float">
            <text:p>17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3]/[.D423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/>
          <table:table-cell table:formula="of:=[.A424]+[.$C$1]" office:value-type="float" office:value="1723" calcext:value-type="float">
            <text:p>17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4]/[.D424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/>
          <table:table-cell table:formula="of:=[.A425]+[.$C$1]" office:value-type="float" office:value="1727" calcext:value-type="float">
            <text:p>17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5]/[.D425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/>
          <table:table-cell table:formula="of:=[.A426]+[.$C$1]" office:value-type="float" office:value="1731" calcext:value-type="float">
            <text:p>17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6]/[.D426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table:formula="of:=[.A427]+[.$C$1]" office:value-type="float" office:value="1735" calcext:value-type="float">
            <text:p>17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7]/[.D42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/>
          <table:table-cell table:formula="of:=[.A428]+[.$C$1]" office:value-type="float" office:value="1739" calcext:value-type="float">
            <text:p>17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8]/[.D428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/>
          <table:table-cell table:formula="of:=[.A429]+[.$C$1]" office:value-type="float" office:value="1743" calcext:value-type="float">
            <text:p>17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29]/[.D42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/>
          <table:table-cell table:formula="of:=[.A430]+[.$C$1]" office:value-type="float" office:value="1747" calcext:value-type="float">
            <text:p>17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0]/[.D43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/>
          <table:table-cell table:formula="of:=[.A431]+[.$C$1]" office:value-type="float" office:value="1751" calcext:value-type="float">
            <text:p>17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1]/[.D43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/>
          <table:table-cell table:formula="of:=[.A432]+[.$C$1]" office:value-type="float" office:value="1755" calcext:value-type="float">
            <text:p>17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2]/[.D432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table:formula="of:=[.A433]+[.$C$1]" office:value-type="float" office:value="1759" calcext:value-type="float">
            <text:p>17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3]/[.D43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/>
          <table:table-cell table:formula="of:=[.A434]+[.$C$1]" office:value-type="float" office:value="1763" calcext:value-type="float">
            <text:p>17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4]/[.D43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table:formula="of:=[.A435]+[.$C$1]" office:value-type="float" office:value="1767" calcext:value-type="float">
            <text:p>17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5]/[.D43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/>
          <table:table-cell table:formula="of:=[.A436]+[.$C$1]" office:value-type="float" office:value="1771" calcext:value-type="float">
            <text:p>17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6]/[.D43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  <table:table-cell table:formula="of:=[.A437]+[.$C$1]" office:value-type="float" office:value="1775" calcext:value-type="float">
            <text:p>17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7]/[.D43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/>
          <table:table-cell table:formula="of:=[.A438]+[.$C$1]" office:value-type="float" office:value="1779" calcext:value-type="float">
            <text:p>17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8]/[.D438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/>
          <table:table-cell table:formula="of:=[.A439]+[.$C$1]" office:value-type="float" office:value="1783" calcext:value-type="float">
            <text:p>17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39]/[.D43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/>
          <table:table-cell table:formula="of:=[.A440]+[.$C$1]" office:value-type="float" office:value="1787" calcext:value-type="float">
            <text:p>17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0]/[.D440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/>
          <table:table-cell table:formula="of:=[.A441]+[.$C$1]" office:value-type="float" office:value="1791" calcext:value-type="float">
            <text:p>17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1]/[.D441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table:formula="of:=[.A442]+[.$C$1]" office:value-type="float" office:value="1795" calcext:value-type="float">
            <text:p>17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2]/[.D442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table:formula="of:=[.A443]+[.$C$1]" office:value-type="float" office:value="1799" calcext:value-type="float">
            <text:p>17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3]/[.D44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table:formula="of:=[.A444]+[.$C$1]" office:value-type="float" office:value="1803" calcext:value-type="float">
            <text:p>18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4]/[.D444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/>
          <table:table-cell table:formula="of:=[.A445]+[.$C$1]" office:value-type="float" office:value="1807" calcext:value-type="float">
            <text:p>18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5]/[.D44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/>
          <table:table-cell table:formula="of:=[.A446]+[.$C$1]" office:value-type="float" office:value="1811" calcext:value-type="float">
            <text:p>18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6]/[.D446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table:formula="of:=[.A447]+[.$C$1]" office:value-type="float" office:value="1815" calcext:value-type="float">
            <text:p>18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7]/[.D447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  <table:table-cell table:formula="of:=[.A448]+[.$C$1]" office:value-type="float" office:value="1819" calcext:value-type="float">
            <text:p>18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8]/[.D44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table:formula="of:=[.A449]+[.$C$1]" office:value-type="float" office:value="1823" calcext:value-type="float">
            <text:p>18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49]/[.D44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/>
          <table:table-cell table:formula="of:=[.A450]+[.$C$1]" office:value-type="float" office:value="1827" calcext:value-type="float">
            <text:p>18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0]/[.D45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/>
          <table:table-cell table:formula="of:=[.A451]+[.$C$1]" office:value-type="float" office:value="1831" calcext:value-type="float">
            <text:p>18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1]/[.D451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table:formula="of:=[.A452]+[.$C$1]" office:value-type="float" office:value="1835" calcext:value-type="float">
            <text:p>18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2]/[.D452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/>
          <table:table-cell table:formula="of:=[.A453]+[.$C$1]" office:value-type="float" office:value="1839" calcext:value-type="float">
            <text:p>18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3]/[.D453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/>
          <table:table-cell table:formula="of:=[.A454]+[.$C$1]" office:value-type="float" office:value="1843" calcext:value-type="float">
            <text:p>18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4]/[.D45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/>
          <table:table-cell table:formula="of:=[.A455]+[.$C$1]" office:value-type="float" office:value="1847" calcext:value-type="float">
            <text:p>18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5]/[.D45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table:formula="of:=[.A456]+[.$C$1]" office:value-type="float" office:value="1851" calcext:value-type="float">
            <text:p>18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6]/[.D456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/>
          <table:table-cell table:formula="of:=[.A457]+[.$C$1]" office:value-type="float" office:value="1855" calcext:value-type="float">
            <text:p>18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7]/[.D457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/>
          <table:table-cell table:formula="of:=[.A458]+[.$C$1]" office:value-type="float" office:value="1859" calcext:value-type="float">
            <text:p>18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8]/[.D45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/>
          <table:table-cell table:formula="of:=[.A459]+[.$C$1]" office:value-type="float" office:value="1863" calcext:value-type="float">
            <text:p>18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59]/[.D459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/>
          <table:table-cell table:formula="of:=[.A460]+[.$C$1]" office:value-type="float" office:value="1867" calcext:value-type="float">
            <text:p>18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0]/[.D460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/>
          <table:table-cell table:formula="of:=[.A461]+[.$C$1]" office:value-type="float" office:value="1871" calcext:value-type="float">
            <text:p>18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1]/[.D461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/>
          <table:table-cell table:formula="of:=[.A462]+[.$C$1]" office:value-type="float" office:value="1875" calcext:value-type="float">
            <text:p>18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2]/[.D462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/>
          <table:table-cell table:formula="of:=[.A463]+[.$C$1]" office:value-type="float" office:value="1879" calcext:value-type="float">
            <text:p>18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3]/[.D463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/>
          <table:table-cell table:formula="of:=[.A464]+[.$C$1]" office:value-type="float" office:value="1883" calcext:value-type="float">
            <text:p>18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4]/[.D46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/>
          <table:table-cell table:formula="of:=[.A465]+[.$C$1]" office:value-type="float" office:value="1887" calcext:value-type="float">
            <text:p>18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5]/[.D465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table:formula="of:=[.A466]+[.$C$1]" office:value-type="float" office:value="1891" calcext:value-type="float">
            <text:p>18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6]/[.D46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/>
          <table:table-cell table:formula="of:=[.A467]+[.$C$1]" office:value-type="float" office:value="1895" calcext:value-type="float">
            <text:p>18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7]/[.D467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/>
          <table:table-cell table:formula="of:=[.A468]+[.$C$1]" office:value-type="float" office:value="1899" calcext:value-type="float">
            <text:p>18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8]/[.D46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/>
          <table:table-cell table:formula="of:=[.A469]+[.$C$1]" office:value-type="float" office:value="1903" calcext:value-type="float">
            <text:p>19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69]/[.D46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/>
          <table:table-cell table:formula="of:=[.A470]+[.$C$1]" office:value-type="float" office:value="1907" calcext:value-type="float">
            <text:p>19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0]/[.D47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/>
          <table:table-cell table:formula="of:=[.A471]+[.$C$1]" office:value-type="float" office:value="1911" calcext:value-type="float">
            <text:p>19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1]/[.D471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/>
          <table:table-cell table:formula="of:=[.A472]+[.$C$1]" office:value-type="float" office:value="1915" calcext:value-type="float">
            <text:p>19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2]/[.D47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table:formula="of:=[.A473]+[.$C$1]" office:value-type="float" office:value="1919" calcext:value-type="float">
            <text:p>19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3]/[.D473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/>
          <table:table-cell table:formula="of:=[.A474]+[.$C$1]" office:value-type="float" office:value="1923" calcext:value-type="float">
            <text:p>19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4]/[.D474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/>
          <table:table-cell table:formula="of:=[.A475]+[.$C$1]" office:value-type="float" office:value="1927" calcext:value-type="float">
            <text:p>19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5]/[.D47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/>
          <table:table-cell table:formula="of:=[.A476]+[.$C$1]" office:value-type="float" office:value="1931" calcext:value-type="float">
            <text:p>19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6]/[.D476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table:formula="of:=[.A477]+[.$C$1]" office:value-type="float" office:value="1935" calcext:value-type="float">
            <text:p>19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7]/[.D477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table:formula="of:=[.A478]+[.$C$1]" office:value-type="float" office:value="1939" calcext:value-type="float">
            <text:p>19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8]/[.D47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/>
          <table:table-cell table:formula="of:=[.A479]+[.$C$1]" office:value-type="float" office:value="1943" calcext:value-type="float">
            <text:p>19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79]/[.D47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/>
          <table:table-cell table:formula="of:=[.A480]+[.$C$1]" office:value-type="float" office:value="1947" calcext:value-type="float">
            <text:p>19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0]/[.D480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/>
          <table:table-cell table:formula="of:=[.A481]+[.$C$1]" office:value-type="float" office:value="1951" calcext:value-type="float">
            <text:p>19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1]/[.D481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/>
          <table:table-cell table:formula="of:=[.A482]+[.$C$1]" office:value-type="float" office:value="1955" calcext:value-type="float">
            <text:p>19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2]/[.D482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table:formula="of:=[.A483]+[.$C$1]" office:value-type="float" office:value="1959" calcext:value-type="float">
            <text:p>19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3]/[.D483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  <table:table-cell table:formula="of:=[.A484]+[.$C$1]" office:value-type="float" office:value="1963" calcext:value-type="float">
            <text:p>19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4]/[.D484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/>
          <table:table-cell table:formula="of:=[.A485]+[.$C$1]" office:value-type="float" office:value="1967" calcext:value-type="float">
            <text:p>196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5]/[.D485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/>
          <table:table-cell table:formula="of:=[.A486]+[.$C$1]" office:value-type="float" office:value="1971" calcext:value-type="float">
            <text:p>197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6]/[.D486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/>
          <table:table-cell table:formula="of:=[.A487]+[.$C$1]" office:value-type="float" office:value="1975" calcext:value-type="float">
            <text:p>197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7]/[.D48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/>
          <table:table-cell table:formula="of:=[.A488]+[.$C$1]" office:value-type="float" office:value="1979" calcext:value-type="float">
            <text:p>197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8]/[.D48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/>
          <table:table-cell table:formula="of:=[.A489]+[.$C$1]" office:value-type="float" office:value="1983" calcext:value-type="float">
            <text:p>198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89]/[.D48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/>
          <table:table-cell table:formula="of:=[.A490]+[.$C$1]" office:value-type="float" office:value="1987" calcext:value-type="float">
            <text:p>198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0]/[.D490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table:formula="of:=[.A491]+[.$C$1]" office:value-type="float" office:value="1991" calcext:value-type="float">
            <text:p>199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1]/[.D49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/>
          <table:table-cell table:formula="of:=[.A492]+[.$C$1]" office:value-type="float" office:value="1995" calcext:value-type="float">
            <text:p>199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2]/[.D492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table:formula="of:=[.A493]+[.$C$1]" office:value-type="float" office:value="1999" calcext:value-type="float">
            <text:p>199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3]/[.D49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table:formula="of:=[.A494]+[.$C$1]" office:value-type="float" office:value="2003" calcext:value-type="float">
            <text:p>200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4]/[.D49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table:formula="of:=[.A495]+[.$C$1]" office:value-type="float" office:value="2007" calcext:value-type="float">
            <text:p>200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5]/[.D495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/>
          <table:table-cell table:formula="of:=[.A496]+[.$C$1]" office:value-type="float" office:value="2011" calcext:value-type="float">
            <text:p>201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6]/[.D496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/>
          <table:table-cell table:formula="of:=[.A497]+[.$C$1]" office:value-type="float" office:value="2015" calcext:value-type="float">
            <text:p>201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7]/[.D49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/>
          <table:table-cell table:formula="of:=[.A498]+[.$C$1]" office:value-type="float" office:value="2019" calcext:value-type="float">
            <text:p>201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8]/[.D498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/>
          <table:table-cell table:formula="of:=[.A499]+[.$C$1]" office:value-type="float" office:value="2023" calcext:value-type="float">
            <text:p>202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499]/[.D499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/>
          <table:table-cell table:formula="of:=[.A500]+[.$C$1]" office:value-type="float" office:value="2027" calcext:value-type="float">
            <text:p>202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0]/[.D500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/>
          <table:table-cell table:formula="of:=[.A501]+[.$C$1]" office:value-type="float" office:value="2031" calcext:value-type="float">
            <text:p>203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1]/[.D501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formula="of:=[.A502]+[.$C$1]" office:value-type="float" office:value="2035" calcext:value-type="float">
            <text:p>203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2]/[.D502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table:formula="of:=[.A503]+[.$C$1]" office:value-type="float" office:value="2039" calcext:value-type="float">
            <text:p>203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3]/[.D503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table:formula="of:=[.A504]+[.$C$1]" office:value-type="float" office:value="2043" calcext:value-type="float">
            <text:p>204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4]/[.D50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table:formula="of:=[.A505]+[.$C$1]" office:value-type="float" office:value="2047" calcext:value-type="float">
            <text:p>2047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5]/[.D505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table:formula="of:=[.A506]+[.$C$1]" office:value-type="float" office:value="2051" calcext:value-type="float">
            <text:p>2051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6]/[.D506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/>
          <table:table-cell table:formula="of:=[.A507]+[.$C$1]" office:value-type="float" office:value="2055" calcext:value-type="float">
            <text:p>2055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7]/[.D507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/>
          <table:table-cell table:formula="of:=[.A508]+[.$C$1]" office:value-type="float" office:value="2059" calcext:value-type="float">
            <text:p>2059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8]/[.D508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/>
          <table:table-cell table:formula="of:=[.A509]+[.$C$1]" office:value-type="float" office:value="2063" calcext:value-type="float">
            <text:p>2063</text:p>
          </table:table-cell>
          <table:table-cell table:formula="of:=1024/13" office:value-type="float" office:value="78.7692307692308" calcext:value-type="float">
            <text:p>78.7692307692308</text:p>
          </table:table-cell>
          <table:table-cell table:formula="of:=INT([.C509]/[.D509])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formula="of:=INT([.C510]/[.D5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1]/[.D5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2]/[.D5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3]/[.D5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4]/[.D5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5]/[.D5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6]/[.D5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7]/[.D5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8]/[.D5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19]/[.D5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0]/[.D5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1]/[.D5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2]/[.D5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3]/[.D5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4]/[.D5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5]/[.D5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6]/[.D5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7]/[.D5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8]/[.D5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29]/[.D5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0]/[.D5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1]/[.D5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2]/[.D5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3]/[.D5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4]/[.D5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5]/[.D5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6]/[.D5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7]/[.D5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8]/[.D5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formula="of:=INT([.C539]/[.D539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02:47:02.425294811</meta:creation-date>
    <dc:date>2020-01-04T03:24:11.588880544</dc:date>
    <meta:editing-duration>PT6M28S</meta:editing-duration>
    <meta:editing-cycles>1</meta:editing-cycles>
    <meta:document-statistic meta:table-count="1" meta:cell-count="2063" meta:object-count="0"/>
    <meta:generator>LibreOffice/6.2.7.1$Linux_X86_64 LibreOffice_project/20$Build-1</meta:generator>
  </office:meta>
</office:document-meta>
</file>